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60pt" officeooo:rsid="00012bbf" officeooo:paragraph-rsid="00012bbf" style:font-size-asian="52.5pt" style:font-size-complex="60pt"/>
    </style:style>
    <style:style style:name="P2" style:family="paragraph" style:parent-style-name="Standard">
      <style:paragraph-properties fo:text-align="center" style:justify-single-word="false" fo:break-before="page"/>
      <style:text-properties style:font-name="Arial" fo:font-size="40pt" officeooo:rsid="00012bbf" officeooo:paragraph-rsid="00012bbf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8pt" officeooo:rsid="00012bbf" officeooo:paragraph-rsid="00012bbf" style:font-size-asian="28pt" style:font-size-complex="28pt"/>
    </style:style>
    <style:style style:name="P4" style:family="paragraph" style:parent-style-name="Standard">
      <style:paragraph-properties fo:text-align="end" style:justify-single-word="false"/>
      <style:text-properties style:font-name="Arial" fo:font-size="20pt" officeooo:rsid="00012bbf" officeooo:paragraph-rsid="00012bbf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style:font-name="Arial" fo:font-size="20pt" officeooo:rsid="00012bbf" officeooo:paragraph-rsid="00012bbf" style:font-size-asian="20pt" style:font-size-complex="20pt"/>
    </style:style>
    <style:style style:name="P6" style:family="paragraph" style:parent-style-name="Standard">
      <style:paragraph-properties fo:text-align="end" style:justify-single-word="false"/>
      <style:text-properties style:font-name="Arial" fo:font-size="24pt" officeooo:rsid="00012bbf" officeooo:paragraph-rsid="00012bbf" style:font-size-asian="24pt" style:font-size-complex="2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lsztyn, </text:p>
      <text:p text:style-name="P1"/>
      <text:p text:style-name="P1"/>
      <text:p text:style-name="P1">Projekt</text:p>
      <text:p text:style-name="P3">Firma bukmacherska i gier losowych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Autorzy:</text:p>
      <text:p text:style-name="P6">Jakub Sierocki</text:p>
      <text:p text:style-name="P6">Gabriel Ostrowski</text:p>
      <text:p text:style-name="P2">Streszczenie projektu</text:p>
      <text:p text:style-name="P5"/>
      <text:p text:style-name="P5">Zaprojektowana została strona internetowa firmy bukmacherskiej All/in. Umożliwia ona pracownikom zakładu na zarządzanie dostępnymi zakładami, krupierom na prowadzenie gier losowych oraz klientom na obstawianie wyników danych wydarzeń (głównie sportowych), oraz branie udziału w grach losowych prowadzonych przez krupierów w czasie rzeczywistym.</text:p>
      <text:p text:style-name="P5">Do realizacji projektu będzie potrzebna baza danych stworzona w SQL zawierająca niezbędne dane, użycie HTML/CSS/JavaScript do stworzenia strony internetowej oraz integracja z popularnymi systemami płatności online, np. PayP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1T15:35:09.792000000</meta:creation-date>
    <dc:date>2025-05-21T15:50:15.073000000</dc:date>
    <meta:editing-duration>PT15M6S</meta:editing-duration>
    <meta:editing-cycles>1</meta:editing-cycles>
    <meta:document-statistic meta:table-count="0" meta:image-count="0" meta:object-count="0" meta:page-count="2" meta:paragraph-count="9" meta:word-count="83" meta:character-count="680" meta:non-whitespace-character-count="605"/>
    <meta:generator>LibreOffice/7.6.2.1$Windows_X86_64 LibreOffice_project/56f7684011345957bbf33a7ee678afaf4d2ba333</meta:generator>
  </office:meta>
</office:document-meta>
</file>